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ef2a2"/>
    </style:style>
    <style:style style:name="P2" style:family="paragraph" style:parent-style-name="Standard"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0f1584"/>
    </style:style>
    <style:style style:name="P4" style:family="paragraph" style:parent-style-name="Standard">
      <style:paragraph-properties fo:break-before="column"/>
      <style:text-properties officeooo:paragraph-rsid="00105d80"/>
    </style:style>
    <style:style style:name="P5" style:family="paragraph" style:parent-style-name="Standard">
      <style:text-properties officeooo:paragraph-rsid="00106f4c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 style:parent-style-name="Standard">
      <style:text-properties officeooo:paragraph-rsid="000f1584"/>
    </style:style>
    <style:style style:name="P11" style:family="paragraph">
      <style:paragraph-properties fo:text-align="start"/>
      <style:text-properties fo:font-size="8pt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4" style:family="paragraph">
      <style:paragraph-properties fo:text-align="start"/>
      <style:text-properties fo:font-size="10pt" fo:font-weight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Segoe UI Black" fo:font-size="14pt" fo:font-style="normal" fo:font-weight="900"/>
    </style:style>
    <style:style style:name="P17" style:family="paragraph">
      <loext:graphic-properties draw:fill="none"/>
      <style:text-properties fo:font-size="12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in" svg:stroke-color="#3465a4" draw:marker-start="" draw:marker-end="" draw:stroke-linejoin="round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listbox form:name="projectriskleveltextbox" form:control-implementation="ooo:com.sun.star.form.component.ListBox" xml:id="control24" form:id="control24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1"/>
            <form:option form:label="2"/>
            <form:option form:label="3"/>
            <form:option form:label="Tahoe"/>
          </form:listbox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text form:name="rwqcbtextbox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49" form:id="control49" form:dropdown="true" form:input-required="false" form:bound-column="1" form:multipl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 form:current-selected="true"/>
            <form:option form:label="and place them in"/>
            <form:option form:label="this list"/>
          </form:listbox>
          <form:text form:name="find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2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3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4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5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6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7" form:control-implementation="ooo:com.sun.star.form.component.TextField" xml:id="control56" form:id="control5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8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9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0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2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3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nd14" form:control-implementation="ooo:com.sun.star.form.component.TextField" xml:id="control63" form:id="control6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oversighttextbox" form:control-implementation="ooo:com.sun.star.form.component.ListBox" xml:id="control64" form:id="control64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 form:current-selected="true"/>
            <form:option form:label="Yes"/>
            <form:option form:label="No"/>
          </form:listbox>
          <form:fixed-text form:name="oversightlabel" form:control-implementation="ooo:com.sun.star.form.component.FixedText" xml:id="control65" form:id="control65" form:label="Oversight Project?"/>
          <form:text form:name="leadagencytextbox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eadagencylabel" form:control-implementation="ooo:com.sun.star.form.component.FixedText" xml:id="control67" form:id="control67" form:label="Lead Agency"/>
          <form:fixed-text form:name="placslabel" form:control-implementation="ooo:com.sun.star.form.component.FixedText" xml:id="control68" form:id="control68" form:label="PLACS (Permits, Licenses, Agreements, Certifications) Specifying Temporary BMP Requirements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2" draw:name="Control 2" draw:style-name="gr1" draw:text-style-name="P11" svg:width="1.1815in" svg:height="0.2953in" svg:x="-0.0071in" svg:y="0.0752in" draw:control="control1"/><draw:control text:anchor-type="paragraph" draw:z-index="3" draw:name="Control 1" draw:style-name="gr2" draw:text-style-name="P12" svg:width="2.0677in" svg:height="0.8071in" svg:x="-0.0071in" svg:y="0.3701in" draw:control="control2"/><draw:control text:anchor-type="paragraph" draw:z-index="4" draw:name="Control 3" draw:style-name="gr1" draw:text-style-name="P11" svg:width="1.7717in" svg:height="0.2953in" svg:x="2.2571in" svg:y="0.1016in" draw:control="control3"/><draw:control text:anchor-type="paragraph" draw:z-index="5" draw:name="Control 6" draw:style-name="gr2" draw:text-style-name="P12" svg:width="2.0677in" svg:height="0.2953in" svg:x="2.2571in" svg:y="0.8819in" draw:control="control4"/><draw:control text:anchor-type="paragraph" draw:z-index="10" draw:name="Control 4" draw:style-name="gr2" draw:text-style-name="P12" svg:width="3.4307in" svg:height="0.2953in" svg:x="2.2571in" svg:y="0.3701in" draw:control="control8"/><draw:control text:anchor-type="paragraph" draw:z-index="11" draw:name="Control 10" draw:style-name="gr2" draw:text-style-name="P12" svg:width="0.985in" svg:height="0.2953in" svg:x="5.8846in" svg:y="0.3701in" draw:control="control9"/><draw:control text:anchor-type="paragraph" draw:z-index="12" draw:name="Control 11" draw:style-name="gr1" draw:text-style-name="P11" svg:width="1.1815in" svg:height="0.2953in" svg:x="4.5063in" svg:y="0.639in" draw:control="control42"/><draw:control text:anchor-type="paragraph" draw:z-index="13" draw:name="Control 12" draw:style-name="gr2" draw:text-style-name="P12" svg:width="2.363in" svg:height="0.2953in" svg:x="4.5063in" svg:y="0.8827in" draw:control="control10"/><draw:control text:anchor-type="paragraph" draw:z-index="7" draw:name="Control 13" draw:style-name="gr1" draw:text-style-name="P11" svg:width="0.4921in" svg:height="0.2953in" svg:x="5.8846in" svg:y="0.1016in" draw:control="control11"/><draw:control text:anchor-type="paragraph" draw:z-index="14" draw:name="Control 14" draw:style-name="gr1" draw:text-style-name="P14" svg:width="1.6732in" svg:height="0.1969in" svg:x="-0.0217in" svg:y="1.2555in" draw:control="control43"/><draw:control text:anchor-type="paragraph" draw:z-index="15" draw:name="Control 15" draw:style-name="gr1" draw:text-style-name="P14" svg:width="0.9953in" svg:height="0.1969in" svg:x="0.0028in" svg:y="3.5217in" draw:control="control12"/><draw:control text:anchor-type="paragraph" draw:z-index="16" draw:name="Control 5" draw:style-name="gr1" draw:text-style-name="P11" svg:width="1.1815in" svg:height="0.2953in" svg:x="2.2571in" svg:y="0.6291in" draw:control="control13"/><draw:control text:anchor-type="paragraph" draw:z-index="17" draw:name="Control 17" draw:style-name="gr1" draw:text-style-name="P11" svg:width="0.8012in" svg:height="0.2953in" svg:x="0.0028in" svg:y="3.6681in" draw:control="control14"/><draw:control text:anchor-type="paragraph" draw:z-index="20" draw:name="Control 19" draw:style-name="gr1" draw:text-style-name="P11" svg:width="0.8012in" svg:height="0.2953in" svg:x="3.65in" svg:y="3.6638in" draw:control="control47"/><draw:control text:anchor-type="paragraph" draw:z-index="18" draw:name="Control 16" draw:style-name="gr2" draw:text-style-name="P12" svg:width="3.3685in" svg:height="0.2496in" svg:x="0.0071in" svg:y="3.9346in" draw:control="control15"/><draw:control text:anchor-type="paragraph" draw:z-index="19" draw:name="Control 18" draw:style-name="gr2" draw:text-style-name="P12" svg:width="3.2335in" svg:height="0.2496in" svg:x="3.65in" svg:y="3.9346in" draw:control="control16"/><draw:control text:anchor-type="paragraph" draw:z-index="58" draw:name="Control 55" draw:style-name="gr3" draw:text-style-name="P13" svg:width="0.7504in" svg:height="0.226in" svg:x="2.7661in" svg:y="2.1339in" draw:control="control50"/><draw:control text:anchor-type="paragraph" draw:z-index="59" draw:name="Control 59" draw:style-name="gr3" draw:text-style-name="P13" svg:width="0.7504in" svg:height="0.226in" svg:x="6.1665in" svg:y="1.9138in" draw:control="control57"/><draw:control text:anchor-type="paragraph" draw:z-index="60" draw:name="Control 61" draw:style-name="gr3" draw:text-style-name="P13" svg:width="0.7504in" svg:height="0.226in" svg:x="6.1665in" svg:y="2.1398in" draw:control="control58"/><draw:control text:anchor-type="paragraph" draw:z-index="61" draw:name="Control 62" draw:style-name="gr3" draw:text-style-name="P13" svg:width="0.7504in" svg:height="0.226in" svg:x="6.1665in" svg:y="2.3654in" draw:control="control59"/><draw:control text:anchor-type="paragraph" draw:z-index="62" draw:name="Control 63" draw:style-name="gr3" draw:text-style-name="P13" svg:width="0.7504in" svg:height="0.226in" svg:x="6.1665in" svg:y="2.5909in" draw:control="control60"/><draw:control text:anchor-type="paragraph" draw:z-index="63" draw:name="Control 64" draw:style-name="gr3" draw:text-style-name="P13" svg:width="0.7504in" svg:height="0.226in" svg:x="6.1665in" svg:y="2.8165in" draw:control="control61"/><draw:control text:anchor-type="paragraph" draw:z-index="64" draw:name="Control 65" draw:style-name="gr3" draw:text-style-name="P13" svg:width="0.7504in" svg:height="0.226in" svg:x="6.1665in" svg:y="3.0425in" draw:control="control62"/><draw:control text:anchor-type="paragraph" draw:z-index="65" draw:name="Control 66" draw:style-name="gr3" draw:text-style-name="P13" svg:width="0.7504in" svg:height="0.226in" svg:x="6.1665in" svg:y="3.2681in" draw:control="control63"/><draw:control text:anchor-type="paragraph" draw:z-index="21" draw:name="Control 21" draw:style-name="gr1" draw:text-style-name="P11" svg:width="1.3134in" svg:height="0.2953in" svg:x="0.0071in" svg:y="4.1646in" draw:control="control46"/><draw:control text:anchor-type="paragraph" draw:z-index="24" draw:name="Control 24" draw:style-name="gr1" draw:text-style-name="P11" svg:width="1.1094in" svg:height="0.2953in" svg:x="3.65in" svg:y="4.1634in" draw:control="control19"/><draw:control text:anchor-type="paragraph" draw:z-index="23" draw:name="Control 22" draw:style-name="gr2" draw:text-style-name="P12" svg:width="3.235in" svg:height="0.2496in" svg:x="3.65in" svg:y="4.422in" draw:control="control18"/><draw:control text:anchor-type="paragraph" draw:z-index="22" draw:name="Control 20" draw:style-name="gr2" draw:text-style-name="P12" svg:width="3.3685in" svg:height="0.2496in" svg:x="0.0071in" svg:y="4.4264in" draw:control="control17"/><draw:control text:anchor-type="paragraph" draw:z-index="26" draw:name="Control 25" draw:style-name="gr1" draw:text-style-name="P11" svg:width="1.3134in" svg:height="0.2953in" svg:x="0.0083in" svg:y="4.6339in" draw:control="control20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2555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6">STORM WATER CONTRACT ADMINISTRATION</text:p></table:table-cell><table:covered-table-cell/></table:table-row><table:table-row table:style-name="swcatable.1"><table:table-cell table:style-name="swcatable.A8" office:value-type="string"><text:p text:style-name="P6">CATEGORY</text:p></table:table-cell><table:table-cell table:style-name="swcatable.B2" office:value-type="string"><text:p text:style-name="P6">No. of Findings</text:p></table:table-cell></table:table-row><table:table-row table:style-name="swcatable.1"><table:table-cell table:style-name="swcatable.A8" office:value-type="string"><text:p text:style-name="P6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6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2" draw:name="Control 53" draw:style-name="gr3" draw:text-style-name="P13" svg:width="0.7504in" svg:height="0.226in" svg:x="2.7126in" svg:y="-0.0417in" draw:control="control52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3" draw:name="Control 54" draw:style-name="gr3" draw:text-style-name="P13" svg:width="0.7504in" svg:height="0.226in" svg:x="2.7126in" svg:y="-0.0409in" draw:control="control53"/><draw:control text:anchor-type="paragraph" draw:z-index="54" draw:name="Control 56" draw:style-name="gr3" draw:text-style-name="P13" svg:width="0.7504in" svg:height="0.226in" svg:x="2.7126in" svg:y="0.1846in" draw:control="control54"/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6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6"><draw:control text:anchor-type="paragraph" draw:z-index="55" draw:name="Control 57" draw:style-name="gr3" draw:text-style-name="P13" svg:width="0.7504in" svg:height="0.226in" svg:x="2.7126in" svg:y="-0.0398in" draw:control="control55"/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6"><draw:control text:anchor-type="paragraph" draw:z-index="51" draw:name="Control 52" draw:style-name="gr3" draw:text-style-name="P13" svg:width="0.7504in" svg:height="0.226in" svg:x="2.7126in" svg:y="-1.3929in" draw:control="control51"/><draw:control text:anchor-type="paragraph" draw:z-index="56" draw:name="Control 58" draw:style-name="gr3" draw:text-style-name="P13" svg:width="0.7504in" svg:height="0.226in" svg:x="2.7126in" svg:y="-0.039in" draw:control="control56"/>TOTAL</text:p></table:table-cell><table:table-cell table:style-name="swcatable.B9" office:value-type="string"><text:p text:style-name="P8"/></table:table-cell></table:table-row></table:table><text:p text:style-name="P5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726957383120"><table:table-cell table:style-name="bmptable.A8" office:value-type="string"><text:p text:style-name="P6">CATEGORY</text:p></table:table-cell><table:table-cell table:style-name="bmptable.B8" office:value-type="string"><text:p text:style-name="P6">No. of Findings</text:p></table:table-cell></table:table-row><table:table-row table:style-name="TableLine2726957369792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726958146800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725204291792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725204299408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725204307296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725204295600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6">TOTAL</text:p></table:table-cell><table:table-cell table:style-name="bmptable.B9" office:value-type="string"><text:p text:style-name="P7"/></table:table-cell></table:table-row></table:table><text:p text:style-name="P5"/></draw:text-box></draw:frame><draw:control text:anchor-type="char" draw:z-index="6" draw:name="Control 7" draw:style-name="gr4" draw:text-style-name="P15" svg:width="3.3657in" svg:height="0.1976in" svg:x="0.0043in" svg:y="-0.5154in" draw:control="control5"/><draw:control text:anchor-type="char" draw:z-index="9" draw:name="Control 9" draw:style-name="gr4" draw:text-style-name="P15" svg:width="1.9449in" svg:height="0.1961in" svg:x="-0.0075in" svg:y="-0.1209in" draw:control="control7"/><draw:control text:anchor-type="char" draw:z-index="8" draw:name="Control 8" draw:style-name="gr4" draw:text-style-name="P16" svg:width="5.7098in" svg:height="0.1976in" svg:x="-0.0075in" svg:y="-0.3181in" draw:control="control6"/><text:tab/><text:tab/><text:tab/><text:tab/><text:tab/><text:tab/><text:tab/></text:p>
      <text:p text:style-name="P4"><draw:control text:anchor-type="paragraph" draw:z-index="25" draw:name="Control 23" draw:style-name="gr2" draw:text-style-name="P12" svg:width="6.8768in" svg:height="0.2496in" svg:x="0.0083in" svg:y="0.1075in" draw:control="control44"/></text:p>
      <text:p text:style-name="P4"><draw:control text:anchor-type="paragraph" draw:z-index="29" draw:name="Control 29" draw:style-name="gr1" draw:text-style-name="P11" svg:width="2.3988in" svg:height="0.2953in" svg:x="3.6543in" svg:y="0.1398in" draw:control="control22"/><draw:control text:anchor-type="paragraph" draw:z-index="32" draw:name="Control 26" draw:style-name="gr1" draw:text-style-name="P11" svg:width="1.3134in" svg:height="0.2953in" svg:x="0.0083in" svg:y="0.1244in" draw:control="control25"/></text:p>
      <text:p text:style-name="P3"/>
      <text:p text:style-name="P2"><draw:control text:anchor-type="paragraph" draw:z-index="27" draw:name="Control 27" draw:style-name="gr2" draw:text-style-name="P12" svg:width="3.3685in" svg:height="0.2496in" svg:x="0.0083in" svg:y="0.0091in" draw:control="control21"/><draw:control text:anchor-type="paragraph" draw:z-index="28" draw:name="Control 28" draw:style-name="gr2" draw:text-style-name="P12" svg:width="3.2307in" svg:height="0.2496in" svg:x="3.6543in" svg:y="0.0091in" draw:control="control45"/></text:p>
      <text:p text:style-name="P1"><draw:control text:anchor-type="paragraph" draw:z-index="30" draw:name="Control 31" draw:style-name="gr1" draw:text-style-name="P14" svg:width="0.9953in" svg:height="0.1969in" svg:x="0.0244in" svg:y="0.0909in" draw:control="control23"/><draw:control text:anchor-type="paragraph" draw:z-index="31" draw:name="Control 32" draw:style-name="gr2" draw:text-style-name="P12" svg:width="3.2362in" svg:height="0.2496in" svg:x="3.6583in" svg:y="0.5354in" draw:control="control24"/><draw:control text:anchor-type="paragraph" draw:z-index="33" draw:name="Control 33" draw:style-name="gr1" draw:text-style-name="P15" svg:width="1.3134in" svg:height="0.2953in" svg:x="0.0244in" svg:y="0.2402in" draw:control="control26"/><draw:control text:anchor-type="paragraph" draw:z-index="34" draw:name="Control 34" draw:style-name="gr1" draw:text-style-name="P11" svg:width="1.726in" svg:height="0.2953in" svg:x="3.6583in" svg:y="0.2402in" draw:control="control27"/><draw:control text:anchor-type="paragraph" draw:z-index="35" draw:name="Control 30" draw:style-name="gr2" draw:text-style-name="P12" svg:width="3.3685in" svg:height="0.2496in" svg:x="0.0181in" svg:y="0.5354in" draw:control="control28"/><draw:control text:anchor-type="paragraph" draw:z-index="36" draw:name="Control 35" draw:style-name="gr2" draw:text-style-name="P12" svg:width="3.3685in" svg:height="0.2496in" svg:x="0.0181in" svg:y="1.0661in" draw:control="control29"/><draw:control text:anchor-type="paragraph" draw:z-index="37" draw:name="Control 36" draw:style-name="gr1" draw:text-style-name="P15" svg:width="1.4394in" svg:height="0.2953in" svg:x="0.0181in" svg:y="0.7634in" draw:control="control30"/><draw:control text:anchor-type="paragraph" draw:z-index="38" draw:name="Control 37" draw:style-name="gr2" draw:text-style-name="P12" svg:width="3.2315in" svg:height="0.2496in" svg:x="3.6583in" svg:y="1.0661in" draw:control="control31"/><draw:control text:anchor-type="paragraph" draw:z-index="39" draw:name="Control 38" draw:style-name="gr1" draw:text-style-name="P11" svg:width="1.513in" svg:height="0.2953in" svg:x="3.6583in" svg:y="0.7709in" draw:control="control32"/><draw:control text:anchor-type="paragraph" draw:z-index="40" draw:name="Control 40" draw:style-name="gr1" draw:text-style-name="P11" svg:width="2.174in" svg:height="0.2953in" svg:x="0.0181in" svg:y="1.2925in" draw:control="control33"/><draw:control text:anchor-type="paragraph" draw:z-index="41" draw:name="Control 39" draw:style-name="gr2" draw:text-style-name="P12" svg:width="2.137in" svg:height="0.2496in" svg:x="0.0236in" svg:y="1.5874in" draw:control="control34"/><draw:control text:anchor-type="paragraph" draw:z-index="42" draw:name="Control 41" draw:style-name="gr2" draw:text-style-name="P12" svg:width="2.137in" svg:height="0.2496in" svg:x="2.4453in" svg:y="1.5874in" draw:control="control35"/><draw:control text:anchor-type="paragraph" draw:z-index="43" draw:name="Control 43" draw:style-name="gr2" draw:text-style-name="P12" svg:width="2.137in" svg:height="0.2496in" svg:x="4.7528in" svg:y="1.5874in" draw:control="control36"/><draw:control text:anchor-type="paragraph" draw:z-index="44" draw:name="Control 42" draw:style-name="gr1" draw:text-style-name="P11" svg:width="1.1579in" svg:height="0.2953in" svg:x="2.4453in" svg:y="1.2925in" draw:control="control37"/><draw:control text:anchor-type="paragraph" draw:z-index="45" draw:name="Control 44" draw:style-name="gr1" draw:text-style-name="P11" svg:width="1.1579in" svg:height="0.2953in" svg:x="4.7528in" svg:y="1.2925in" draw:control="control38"/><draw:line text:anchor-type="paragraph" draw:z-index="1" draw:name="Horizontal line 5" draw:style-name="gr5" draw:text-style-name="P17" svg:x1="0.0201in" svg:y1="1.9071in" svg:x2="6.9102in" svg:y2="1.9071in"><text:p/></draw:line><draw:control text:anchor-type="paragraph" draw:z-index="46" draw:name="Control 45" draw:style-name="gr1" draw:text-style-name="P14" svg:width="1.2453in" svg:height="0.1969in" svg:x="0.0209in" svg:y="1.9264in" draw:control="control39"/><draw:control text:anchor-type="paragraph" draw:z-index="48" draw:name="Control 47" draw:style-name="gr1" draw:text-style-name="P11" svg:width="1.4394in" svg:height="0.2953in" svg:x="0.0146in" svg:y="2.0917in" draw:control="control41"/><draw:control text:anchor-type="paragraph" draw:z-index="49" draw:name="Control 48" draw:style-name="gr2" draw:text-style-name="P12" svg:width="4.4488in" svg:height="0.2496in" svg:x="2.4472in" svg:y="2.3291in" draw:control="control48"/><draw:control text:anchor-type="paragraph" draw:z-index="57" draw:name="Control 51" draw:style-name="gr1" draw:text-style-name="P11" svg:width="4.7031in" svg:height="0.2953in" svg:x="0.0146in" svg:y="2.5575in" draw:control="control68"/><draw:control text:anchor-type="paragraph" draw:z-index="47" draw:name="Control 46" draw:style-name="gr2" draw:text-style-name="P12" svg:width="2.137in" svg:height="0.2496in" svg:x="0.0146in" svg:y="2.3374in" draw:control="control40"/><draw:control text:anchor-type="paragraph" draw:z-index="50" draw:name="Control 50" draw:style-name="gr2" draw:text-style-name="P12" svg:width="6.8697in" svg:height="1.0303in" svg:x="0.0154in" svg:y="2.8319in" draw:control="control49"/><draw:control text:anchor-type="paragraph" draw:z-index="66" draw:name="Control 68" draw:style-name="gr2" draw:text-style-name="P12" svg:width="2.137in" svg:height="0.2496in" svg:x="0.0126in" svg:y="4.0866in" draw:control="control64"/><draw:control text:anchor-type="paragraph" draw:z-index="67" draw:name="Control 67" draw:style-name="gr1" draw:text-style-name="P11" svg:width="1.4394in" svg:height="0.2953in" svg:x="0.0126in" svg:y="3.8264in" draw:control="control65"/><draw:control text:anchor-type="paragraph" draw:z-index="68" draw:name="Control 69" draw:style-name="gr2" draw:text-style-name="P12" svg:width="4.4488in" svg:height="0.2496in" svg:x="2.4472in" svg:y="4.0839in" draw:control="control66"/><draw:control text:anchor-type="paragraph" draw:z-index="69" draw:name="Control 49" draw:style-name="gr1" draw:text-style-name="P11" svg:width="1.4394in" svg:height="0.2953in" svg:x="2.4472in" svg:y="3.8236in" draw:control="control67"/>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3T17:49:20.002000000</dc:date>
    <meta:editing-duration>PT1H57M32S</meta:editing-duration>
    <meta:editing-cycles>12</meta:editing-cycles>
    <meta:generator>LibreOffice/7.2.1.2$Windows_X86_64 LibreOffice_project/87b77fad49947c1441b67c559c339af8f3517e22</meta:generator>
    <meta:document-statistic meta:table-count="2" meta:image-count="0" meta:object-count="0" meta:page-count="1" meta:paragraph-count="22" meta:word-count="46" meta:character-count="353" meta:non-whitespace-character-count="307"/>
  </office:meta>
</office:document-meta>
</file>